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66in"/>
    </style:style>
    <style:style style:name="Table1.B" style:family="table-column">
      <style:table-column-properties style:column-width="0.552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0.9132in"/>
    </style:style>
    <style:style style:name="Table2.B" style:family="table-column">
      <style:table-column-properties style:column-width="0.1674in"/>
    </style:style>
    <style:style style:name="Table2.C" style:family="table-column">
      <style:table-column-properties style:column-width="2.9444in"/>
    </style:style>
    <style:style style:name="Table2.D" style:family="table-column">
      <style:table-column-properties style:column-width="2.8938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3278in" fo:margin-left="0.5882in" fo:margin-right="0.009in" table:align="margins"/>
    </style:style>
    <style:style style:name="Table3.A" style:family="table-column">
      <style:table-column-properties style:column-width="6.3278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271in" fo:margin-left="0.5882in" fo:margin-right="0.0097in" table:align="margins"/>
    </style:style>
    <style:style style:name="Table4.A" style:family="table-column">
      <style:table-column-properties style:column-width="6.327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3271in" fo:margin-left="0.5882in" fo:margin-right="0.0097in" table:align="margins"/>
    </style:style>
    <style:style style:name="Table5.A" style:family="table-column">
      <style:table-column-properties style:column-width="6.3271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2507in" table:align="margins"/>
    </style:style>
    <style:style style:name="Table6.A" style:family="table-column">
      <style:table-column-properties style:column-width="6.2507in" style:rel-column-width="65535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6.3271in" fo:margin-left="0.5882in" fo:margin-right="0.0097in" table:align="margins"/>
    </style:style>
    <style:style style:name="Table10.A" style:family="table-column">
      <style:table-column-properties style:column-width="6.3271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2354in" style:rel-column-width="30618*"/>
    </style:style>
    <style:style style:name="Table11.B" style:family="table-column">
      <style:table-column-properties style:column-width="3.6896in" style:rel-column-width="34917*"/>
    </style:style>
    <style:style style:name="Table11.1" style:family="table-row">
      <style:table-row-properties style:min-row-height="1.8021in"/>
    </style:style>
    <style:style style:name="Table11.A1" style:family="table-cell">
      <style:table-cell-properties style:vertical-align="" fo:padding="0.0382in" fo:border="none"/>
    </style:style>
    <style:style style:name="Table11.B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</style:style>
    <style:style style:name="T1" style:family="text">
      <style:text-properties style:font-name="Times New Roman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Kejaksaan}</text:p>
          </table:table-cell>
          <table:table-cell table:style-name="Table1.A1" office:value-type="string">
            <text:p text:style-name="P8">B-20</text:p>
          </table:table-cell>
        </table:table-row>
      </table:table>
      <text:p text:style-name="Standard"/>
      <text:p text:style-name="Standard"><text:tab/><text:tab/><text:tab/><text:tab/><text:tab/><text:tab/><text:tab/><text:tab/> <text:s/>{dikeluarkan}, {pada_tanggal}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8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 </text:p>
          </table:table-cell>
          <table:table-cell table:style-name="Table2.A1" office:value-type="string">
            <text:p text:style-name="P8">JAKSA AGUNG RI</text:p>
            <text:p text:style-name="P8">“MELALUI :</text:p>
            <text:p text:style-name="Table_20_Contents">{melalui}</text:p>
          </table:table-cell>
        </table:table-row>
        <table:table-row>
          <table:table-cell table:style-name="Table2.A1" office:value-type="string">
            <text:p text:style-name="Table_20_Contents">Lampiran 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8">KEPALA KEJAKSAAN</text:p>
            <text:p text:style-name="Table_20_Contents">{kejaksaan}</text:p>
          </table:table-cell>
        </table:table-row>
        <table:table-row>
          <table:table-cell table:style-name="Table2.A1" office:value-type="string">
            <text:p text:style-name="Table_20_Contents">Perihal 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perihal}</text:p>
          </table:table-cell>
          <table:table-cell table:style-name="Table2.A1" office:value-type="string">
            <text:p text:style-name="P8">DI-</text:p>
            <text:p text:style-name="Table_20_Contents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s text:c="13"/>Sesuai dengan Surat Keputusan Jaksa Agung Nomor : Kep- 112/JA/10/1989 tanggal 13 Oktober 1989 jo SE Nomor: 017/JA/5/1984 tanggal 26 Mei 1984 dengan ini kami ajukan {isiperihal}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9"><text:s text:c="13"/>Adapun barang-barang yang dimaksud untuk dimanfaatkan/diserahkan/pemusnahan tercatat dalam register perkara No. {register_perkara} tanggal {tgl_perkara} dan terdiri dari {barbuk}.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 text:c="13"/>Bahwa barang-barang tersebut tidak dapat dilelang karena {alasan}(sebutkan alasannya).</text:p>
            <text:p text:style-name="Table_20_Contents"><text:s text:c="13"/>Sehubungan dengan hal tersebut diatas dengan ini kami ajukan permohonan agar barang-barang tersebut dapat dimusnahkan/dimanfaatkan/diserahkan bagi :</text:p>
            <text:p text:style-name="Table_20_Contents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Table_20_Contents">{dimanfaatkan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s text:c="11"/>Demikian permohonan kami, dengan harapan mendapat keputusan dari Bapak.</text:p>
          </table:table-cell>
        </table:table-row>
      </table:table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<text:s/></text:p>
            <text:p text:style-name="P3"/>
            <text:p text:style-name="P3"/>
            <text:p text:style-name="P3"/>
            <text:p text:style-name="P3"><text:s/></text:p>
            <text:p text:style-name="P3"><text:s/></text:p>
            <text:p text:style-name="P2"><text:s/></text:p>
          </table:table-cell>
          <table:table-cell table:style-name="Table11.B1" office:value-type="string">
            <text:p text:style-name="P5">{kejaksaan}</text:p>
            <text:p text:style-name="P5">SELAKU PENUNTUT UMUM</text:p>
            <text:p text:style-name="P5"/>
            <text:p text:style-name="P5"/>
            <text:p text:style-name="P7"/>
            <text:p text:style-name="P7"/>
            <text:p text:style-name="P7">{nama_penandatangan}</text:p>
            <text:p text:style-name="P6">Pangkat/NIP: {pangkat} /{nip_penandatangan} </text:p>
          </table:table-cell>
        </table:table-row>
      </table:table>
      <text:p text:style-name="P4"><text:s text:c="2"/><text:span text:style-name="T1">Tembusan </text:span></text:p>
      <text:p text:style-name="P1">[!-- BEGIN tembusan --]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09:24:45.71</meta:creation-date>
    <dc:date>2016-06-21T10:52:53.76</dc:date>
    <meta:editing-duration>PT1H50M24S</meta:editing-duration>
    <meta:editing-cycles>26</meta:editing-cycles>
    <meta:generator>OpenOffice/4.1.1$Win32 OpenOffice.org_project/411m6$Build-9775</meta:generator>
    <meta:document-statistic meta:table-count="8" meta:image-count="0" meta:object-count="0" meta:page-count="1" meta:paragraph-count="41" meta:word-count="133" meta:character-count="1130"/>
    <dc:creator>hadi wibowo</dc:creator>
  </office:meta>
</office:document-meta>
</file>